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ebXmlRewriter.WebXmlRewriter( String servletClass , String listenerClass , String filterClass , boolean useShieldingReposi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WebXmlRewriter.removeContextParameter( Element root , String 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WebXmlRewriter.addContextParameter( Element root , String name , String valu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WebXmlRewriter.rewrite( Document webAppDoc )</text:p>
          </table:table-cell>
          <table:table-cell office:value-type="float" office:value="17">
            <text:p text:style-name="Table_20_Contents">17</text:p>
          </table:table-cell>
          <table:table-cell office:value-type="float" office:value="8">
            <text:p text:style-name="Table_20_Contents">8</text:p>
          </table:table-cell>
          <table:table-cell office:value-type="float" office:value="95">
            <text:p text:style-name="Table_20_Contents">9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